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er le corpus la taille text et mots , bipartission chaine de traitement model de donnée presenter le model de données demarche <text:s/>problemati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driss roudmane</meta:initial-creator>
    <meta:creation-date>2018-02-14T17:33:04</meta:creation-date>
    <dc:date>2018-02-14T17:33:23.45</dc:date>
    <dc:creator>idriss roudmane</dc:creator>
    <meta:editing-duration>PT21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1" meta:word-count="23" meta:character-count="149"/>
  </office:meta>
</office:document-meta>
</file>